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3458in" style:rel-column-width="31663*"/>
    </style:style>
    <style:style style:name="Table2.B" style:family="table-column">
      <style:table-column-properties style:column-width="1.1271in" style:rel-column-width="10666*"/>
    </style:style>
    <style:style style:name="Table2.C" style:family="table-column">
      <style:table-column-properties style:column-width="1.0049in" style:rel-column-width="9509*"/>
    </style:style>
    <style:style style:name="Table2.D" style:family="table-column">
      <style:table-column-properties style:column-width="1.4472in" style:rel-column-width="1369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text-properties fo:font-weight="bold" officeooo:rsid="002e8c9e" officeooo:paragraph-rsid="002e8c9e" style:font-weight-asian="bold" style:font-weight-complex="bold"/>
    </style:style>
    <style:style style:name="P8" style:family="paragraph" style:parent-style-name="Table_20_Contents">
      <style:text-properties officeooo:rsid="002e8c9e" officeooo:paragraph-rsid="002e8c9e"/>
    </style:style>
    <style:style style:name="P9" style:family="paragraph" style:parent-style-name="Text_20_body">
      <style:text-properties officeooo:rsid="002e8c9e" officeooo:paragraph-rsid="002e8c9e"/>
    </style:style>
    <style:style style:name="P10" style:family="paragraph" style:parent-style-name="Text_20_body">
      <style:text-properties officeooo:rsid="00333d6a" officeooo:paragraph-rsid="00333d6a"/>
    </style:style>
    <style:style style:name="P11" style:family="paragraph" style:parent-style-name="Table_20_Contents">
      <style:text-properties fo:color="#ff8000" loext:opacity="100%" fo:font-weight="bold" officeooo:rsid="00333d6a" officeooo:paragraph-rsid="00333d6a" style:font-weight-asian="bold" style:font-weight-complex="bold"/>
    </style:style>
    <style:style style:name="P12" style:family="paragraph" style:parent-style-name="Table_20_Contents">
      <style:text-properties fo:color="#00a933" loext:opacity="100%" fo:font-weight="bold" officeooo:rsid="00333d6a" officeooo:paragraph-rsid="00333d6a" style:font-weight-asian="bold" style:font-weight-complex="bold"/>
    </style:style>
    <style:style style:name="P13" style:family="paragraph" style:parent-style-name="Table_20_Contents">
      <style:text-properties fo:color="#00a933" loext:opacity="100%" fo:font-weight="bold" officeooo:rsid="002e8c9e" officeooo:paragraph-rsid="002e8c9e" style:font-weight-asian="bold" style:font-weight-complex="bold"/>
    </style:style>
    <style:style style:name="P14" style:family="paragraph" style:parent-style-name="Table_20_Contents">
      <style:text-properties officeooo:paragraph-rsid="00333d6a"/>
    </style:style>
    <style:style style:name="P15" style:family="paragraph" style:parent-style-name="Text_20_body">
      <style:text-properties officeooo:paragraph-rsid="00333d6a"/>
    </style:style>
    <style:style style:name="P16" style:family="paragraph" style:parent-style-name="Table_20_Contents">
      <style:text-properties fo:color="#808080" loext:opacity="100%" officeooo:rsid="00333d6a" officeooo:paragraph-rsid="00333d6a"/>
    </style:style>
    <style:style style:name="P17" style:family="paragraph" style:parent-style-name="Table_20_Contents">
      <style:text-properties fo:color="#808080" loext:opacity="100%" officeooo:paragraph-rsid="00333d6a"/>
    </style:style>
    <style:style style:name="P18" style:family="paragraph" style:parent-style-name="Table_20_Contents">
      <style:text-properties fo:color="#c9211e" loext:opacity="100%" fo:font-weight="bold" officeooo:rsid="003954eb" officeooo:paragraph-rsid="003954eb" style:font-weight-asian="bold" style:font-weight-complex="bold"/>
    </style:style>
    <style:style style:name="P19" style:family="paragraph" style:parent-style-name="Text_20_body">
      <style:text-properties officeooo:rsid="003954eb" officeooo:paragraph-rsid="003954eb"/>
    </style:style>
    <style:style style:name="P20" style:family="paragraph" style:parent-style-name="Text_20_body">
      <style:text-properties officeooo:paragraph-rsid="003954eb"/>
    </style:style>
    <style:style style:name="P21" style:family="paragraph" style:parent-style-name="Text_20_body">
      <style:paragraph-properties style:writing-mode="lr-tb"/>
      <style:text-properties officeooo:paragraph-rsid="003954eb"/>
    </style:style>
    <style:style style:name="P22" style:family="paragraph" style:parent-style-name="Text_20_body">
      <style:paragraph-properties fo:break-before="page"/>
      <style:text-properties officeooo:rsid="0030a069" officeooo:paragraph-rsid="003954eb"/>
    </style:style>
    <style:style style:name="P23" style:family="paragraph" style:parent-style-name="Text_20_body">
      <style:text-properties officeooo:rsid="0030a069" officeooo:paragraph-rsid="003954eb"/>
    </style:style>
    <style:style style:name="P24" style:family="paragraph" style:parent-style-name="Text_20_body">
      <style:text-properties officeooo:rsid="0030a069" officeooo:paragraph-rsid="00333d6a"/>
    </style:style>
    <style:style style:name="P25" style:family="paragraph" style:parent-style-name="Text_20_body">
      <style:text-properties officeooo:paragraph-rsid="003a0a5c"/>
    </style:style>
    <style:style style:name="P26" style:family="paragraph" style:parent-style-name="Text_20_body">
      <style:text-properties officeooo:rsid="003ed4eb" officeooo:paragraph-rsid="003ed4eb"/>
    </style:style>
    <style:style style:name="P27" style:family="paragraph" style:parent-style-name="Text_20_body">
      <style:text-properties officeooo:paragraph-rsid="0041f24e"/>
    </style:style>
    <style:style style:name="P28" style:family="paragraph" style:parent-style-name="Heading_20_4">
      <style:paragraph-properties fo:break-before="page"/>
      <style:text-properties officeooo:rsid="00333d6a" officeooo:paragraph-rsid="00333d6a"/>
    </style:style>
    <style:style style:name="P29" style:family="paragraph" style:parent-style-name="Heading_20_5">
      <style:paragraph-properties fo:break-before="page"/>
    </style:style>
    <style:style style:name="P30" style:family="paragraph" style:parent-style-name="Heading_20_5">
      <style:paragraph-properties fo:break-before="page"/>
      <style:text-properties officeooo:rsid="00333d6a" officeooo:paragraph-rsid="00333d6a"/>
    </style:style>
    <style:style style:name="P31" style:family="paragraph" style:parent-style-name="Heading_20_5">
      <style:text-properties officeooo:rsid="003954eb" officeooo:paragraph-rsid="003954eb"/>
    </style:style>
    <style:style style:name="P32" style:family="paragraph" style:parent-style-name="Text_20_body" style:list-style-name="L1">
      <style:text-properties officeooo:paragraph-rsid="00333d6a"/>
    </style:style>
    <style:style style:name="P33" style:family="paragraph" style:parent-style-name="Text_20_body" style:list-style-name="L2">
      <style:text-properties officeooo:rsid="003954eb" officeooo:paragraph-rsid="003954eb"/>
    </style:style>
    <style:style style:name="P34" style:family="paragraph" style:parent-style-name="Text_20_body" style:list-style-name="L9">
      <style:text-properties officeooo:rsid="003954eb" officeooo:paragraph-rsid="003954eb"/>
    </style:style>
    <style:style style:name="P35" style:family="paragraph" style:parent-style-name="Text_20_body" style:list-style-name="L3">
      <style:text-properties officeooo:paragraph-rsid="003954eb"/>
    </style:style>
    <style:style style:name="P36" style:family="paragraph" style:parent-style-name="Text_20_body" style:list-style-name="L4">
      <style:text-properties officeooo:paragraph-rsid="003954eb"/>
    </style:style>
    <style:style style:name="P37" style:family="paragraph" style:parent-style-name="Text_20_body" style:list-style-name="L5">
      <style:paragraph-properties style:writing-mode="lr-tb"/>
      <style:text-properties officeooo:paragraph-rsid="003954eb"/>
    </style:style>
    <style:style style:name="P38" style:family="paragraph" style:parent-style-name="Text_20_body" style:list-style-name="L5">
      <style:paragraph-properties style:writing-mode="lr-tb"/>
      <style:text-properties officeooo:rsid="0030a069" officeooo:paragraph-rsid="003954eb"/>
    </style:style>
    <style:style style:name="P39" style:family="paragraph" style:parent-style-name="Text_20_body" style:list-style-name="L6">
      <style:text-properties officeooo:paragraph-rsid="003a0a5c"/>
    </style:style>
    <style:style style:name="P40" style:family="paragraph" style:parent-style-name="Text_20_body" style:list-style-name="L7">
      <style:text-properties fo:font-style="italic" officeooo:rsid="00333d6a" officeooo:paragraph-rsid="003954eb" style:font-style-asian="italic" style:font-style-complex="italic"/>
    </style:style>
    <style:style style:name="P41" style:family="paragraph" style:parent-style-name="Text_20_body" style:list-style-name="L8">
      <style:text-properties officeooo:paragraph-rsid="003954eb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954eb" style:font-style-asian="italic" style:font-style-complex="italic"/>
    </style:style>
    <style:style style:name="T4" style:family="text">
      <style:text-properties fo:font-style="italic" officeooo:rsid="0030a069" style:font-style-asian="italic" style:font-style-complex="italic"/>
    </style:style>
    <style:style style:name="T5" style:family="text">
      <style:text-properties fo:font-style="italic" officeooo:rsid="003e07a7" style:font-style-asian="italic" style:font-style-complex="italic"/>
    </style:style>
    <style:style style:name="T6" style:family="text">
      <style:text-properties fo:font-style="italic" officeooo:rsid="0040a7ab" style:font-style-asian="italic" style:font-style-complex="italic"/>
    </style:style>
    <style:style style:name="T7" style:family="text">
      <style:text-properties fo:font-style="italic" officeooo:rsid="0043468b" style:font-style-asian="italic" style:font-style-complex="italic"/>
    </style:style>
    <style:style style:name="T8" style:family="text">
      <style:text-properties fo:font-style="italic" fo:font-weight="bold" officeooo:rsid="003e07a7" style:font-style-asian="italic" style:font-weight-asian="bold" style:font-style-complex="italic" style:font-weight-complex="bold"/>
    </style:style>
    <style:style style:name="T9" style:family="text">
      <style:text-properties officeooo:rsid="002e8c9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33d6a" style:font-weight-asian="bold" style:font-weight-complex="bold"/>
    </style:style>
    <style:style style:name="T12" style:family="text">
      <style:text-properties fo:font-weight="bold" officeooo:rsid="003954eb" style:font-weight-asian="bold" style:font-weight-complex="bold"/>
    </style:style>
    <style:style style:name="T13" style:family="text">
      <style:text-properties fo:font-weight="bold" officeooo:rsid="0030a069" style:font-weight-asian="bold" style:font-weight-complex="bold"/>
    </style:style>
    <style:style style:name="T14" style:family="text">
      <style:text-properties fo:font-weight="bold" officeooo:rsid="0039e894" style:font-weight-asian="bold" style:font-weight-complex="bold"/>
    </style:style>
    <style:style style:name="T15" style:family="text">
      <style:text-properties fo:font-weight="bold" officeooo:rsid="003e07a7" style:font-weight-asian="bold" style:font-weight-complex="bold"/>
    </style:style>
    <style:style style:name="T16" style:family="text">
      <style:text-properties officeooo:rsid="00333d6a"/>
    </style:style>
    <style:style style:name="T17" style:family="text">
      <style:text-properties officeooo:rsid="0035c9a6"/>
    </style:style>
    <style:style style:name="T18" style:family="text">
      <style:text-properties officeooo:rsid="0038ca86"/>
    </style:style>
    <style:style style:name="T19" style:family="text">
      <style:text-properties officeooo:rsid="003954eb"/>
    </style:style>
    <style:style style:name="T20" style:family="text">
      <style:text-properties officeooo:rsid="0030a069"/>
    </style:style>
    <style:style style:name="T21" style:family="text">
      <style:text-properties officeooo:rsid="003e07a7"/>
    </style:style>
    <style:style style:name="T22" style:family="text">
      <style:text-properties officeooo:rsid="0040a7ab"/>
    </style:style>
    <style:style style:name="T23" style:family="text">
      <style:text-properties officeooo:rsid="0041f24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28" text:outline-level="4"><text:span text:style-name="T21">Itsy/Open Package</text:span> Packages (<text:span text:style-name="T21">IPK</text:span><text:span text:style-name="T5"> | OPK</text:span>)</text:h>
      <text:p text:style-name="P27">AutomataCI supports <text:span text:style-name="T21">IPK</text:span><text:span text:style-name="T17"> packages </text:span><text:span text:style-name="T19">by default using its own packager based on Debian specification </text:span><text:span text:style-name="T5">except using </text:span><text:span text:style-name="T8">tar</text:span><text:span text:style-name="T5"> </text:span><text:span text:style-name="T7">instead of ar </text:span><text:span text:style-name="T5">for its outer archiving layer</text:span><text:span text:style-name="T19">. This approach was required mainly because </text:span><text:span text:style-name="T21">IPK is primarily used in a resources constrained environment </text:span><text:span text:style-name="T23">(e.g. embedded) </text:span><text:span text:style-name="T21">where GPU </text:span><text:span text:style-name="T5">ar</text:span><text:span text:style-name="T21"> archiving is unavailable.</text:span></text:p>
      <text:p text:style-name="P27"/>
      <text:p text:style-name="P27"><text:span text:style-name="T23">Since</text:span><text:span text:style-name="T22"> IPK is the predecessor to Debian </text:span><text:span text:style-name="T6">.deb</text:span><text:span text:style-name="T22"> package </text:span><text:span text:style-name="T23">and only being deployed in resources constrained environment, the focus is also on reducing the IPK package size to the extreme.</text:span></text:p>
      <text:p text:style-name="P20"/>
      <text:p text:style-name="P20">Although AutomataCI uses its own compiler, the output shall always be compliant with upstream. you’re <text:span text:style-name="T19">still </text:span>required to learn through the specifications (at least binary package) shown above before proceeding to construct the job recipe. <text:span text:style-name="T17">The supporting documentations AutomataCI based on are as follows:</text:span></text:p>
      <text:list text:style-name="L1">
        <text:list-item>
          <text:p text:style-name="P32"><text:a xlink:type="simple" xlink:href="https://www.debian.org/doc/debian-policy/index.html" text:style-name="Internet_20_link" text:visited-style-name="Visited_20_Internet_20_Link">https://www.debian.org/doc/debian-policy/index.html</text:a></text:p>
        </text:list-item>
        <text:list-item>
          <text:p text:style-name="P32"><text:a xlink:type="simple" xlink:href="https://manpages.debian.org/unstable/dpkg-dev/deb.5.en.html" text:style-name="Internet_20_link" text:visited-style-name="Visited_20_Internet_20_Link">https://manpages.debian.org/unstable/dpkg-dev/deb.5.en.html</text:a></text:p>
        </text:list-item>
        <text:list-item>
          <text:p text:style-name="P32"><text:a xlink:type="simple" xlink:href="https://refspecs.linuxfoundation.org/FHS_3.0/fhs/index.html" text:style-name="Internet_20_link" text:visited-style-name="Visited_20_Internet_20_Link">https://refspecs.linuxfoundation.org/FHS_3.0/fhs/index.html</text:a></text:p>
        </text:list-item>
        <text:list-item>
          <text:p text:style-name="P32"><text:a xlink:type="simple" xlink:href="https://raymii.org/s/tutorials/Building_IPK_packages_by_hand.html" text:style-name="Internet_20_link" text:visited-style-name="Visited_20_Internet_20_Link">https://raymii.org/s/tutorials/Building_IPK_packages_by_hand.html</text:a></text:p>
        </text:list-item>
        <text:list-item>
          <text:p text:style-name="P32"><text:a xlink:type="simple" xlink:href="https://downloads.openwrt.org/" text:style-name="Internet_20_link" text:visited-style-name="Visited_20_Internet_20_Link">https://downloads.openwrt.org/</text:a></text:p>
        </text:list-item>
        <text:list-item>
          <text:p text:style-name="P32"><text:a xlink:type="simple" xlink:href="https://nilrt-docs.ni.com/opkg/opkg_intro.html" text:style-name="Internet_20_link" text:visited-style-name="Visited_20_Internet_20_Link">https://nilrt-docs.ni.com/opkg/opkg_intro.html</text:a></text:p>
        </text:list-item>
        <text:list-item>
          <text:p text:style-name="P32"><text:a xlink:type="simple" xlink:href="https://yairgadelov.me/custom-opkg-repository/" text:style-name="Internet_20_link" text:visited-style-name="Visited_20_Internet_20_Link">https://yairgadelov.me/custom-opkg-repository/</text:a></text:p>
        </text:list-item>
        <text:list-item>
          <text:p text:style-name="P32"><text:a xlink:type="simple" xlink:href="https://git.yoctoproject.org/opkg/" text:style-name="Internet_20_link" text:visited-style-name="Visited_20_Internet_20_Link">https://git.yoctoproject.org/opkg/</text:a></text:p>
        </text:list-item>
      </text:list>
      <text:p text:style-name="P19">Windows OS is not supported mainly due to the lack of UNIX permission manipulation (e.g. <text:span text:style-name="T2">chmod</text:span> or <text:span text:style-name="T2">chown</text:span> commands).</text:p>
      <text:p text:style-name="P19"/>
      <text:p text:style-name="P15">Starting from version <text:span text:style-name="T18">2.0</text:span>.0, AutomataCI package <text:span text:style-name="T21">IPK</text:span> type in parallel execution.</text:p>
      <text:h text:style-name="P29" text:outline-level="5">Supported Platforms</text:h>
      <text:p text:style-name="P9">The current AutomataCI supported host platforms are shown in Table <text:sequence-ref text:reference-format="category-and-value" text:ref-name="refText0">1.1.1.1.1.1</text:sequence-ref>.</text:p>
      <text:p text:style-name="Table"><text:span text:style-name="T16">Table</text:span> <text:sequence text:ref-name="refText0" text:name="Text" text:formula="ooow:Text+1" style:num-format="1">1.1.1.1.1.1</text:sequence>: <text:span text:style-name="T21">IPK</text:span><text:span text:style-name="T16"> packaging</text:span><text:span text:style-name="T9"> support statu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Platform</text:p>
          </table:table-cell>
          <table:table-cell table:style-name="Table2.A1" office:value-type="string">
            <text:p text:style-name="P7">Supported</text:p>
          </table:table-cell>
          <table:table-cell table:style-name="Table2.A1" office:value-type="string">
            <text:p text:style-name="P7">Tested</text:p>
          </table:table-cell>
          <table:table-cell table:style-name="Table2.D1" office:value-type="string">
            <text:p text:style-name="P7">Automated Test</text:p>
          </table:table-cell>
        </table:table-row>
        <table:table-row>
          <table:table-cell table:style-name="Table2.A2" office:value-type="string">
            <text:p text:style-name="P8">linux-amd64 (Debian)</text:p>
          </table:table-cell>
          <table:table-cell table:style-name="Table2.A2" office:value-type="string">
            <text:p text:style-name="P12">Yes</text:p>
          </table:table-cell>
          <table:table-cell table:style-name="Table2.A2" office:value-type="string">
            <text:p text:style-name="P12">Yes</text:p>
          </table:table-cell>
          <table:table-cell table:style-name="Table2.D2" office:value-type="string">
            <text:p text:style-name="P12">Yes</text:p>
          </table:table-cell>
        </table:table-row>
        <table:table-row>
          <table:table-cell table:style-name="Table2.A2" office:value-type="string">
            <text:p text:style-name="P8">linux-amd64 (Red Hat - Fedora)</text:p>
          </table:table-cell>
          <table:table-cell table:style-name="Table2.A2" office:value-type="string">
            <text:p text:style-name="P11">Yes</text:p>
          </table:table-cell>
          <table:table-cell table:style-name="Table2.A2" office:value-type="string">
            <text:p text:style-name="P11">No</text:p>
          </table:table-cell>
          <table:table-cell table:style-name="Table2.D2" office:value-type="string">
            <text:p text:style-name="P11">Yes</text:p>
          </table:table-cell>
        </table:table-row>
        <table:table-row>
          <table:table-cell table:style-name="Table2.A2" office:value-type="string">
            <text:p text:style-name="P8">darwin-amd64 (Intel-based MacOS)</text:p>
          </table:table-cell>
          <table:table-cell table:style-name="Table2.A2" office:value-type="string">
            <text:p text:style-name="P13">Yes</text:p>
          </table:table-cell>
          <table:table-cell table:style-name="Table2.A2" office:value-type="string">
            <text:p text:style-name="P12">Yes</text:p>
          </table:table-cell>
          <table:table-cell table:style-name="Table2.D2" office:value-type="string">
            <text:p text:style-name="P12">Yes</text:p>
          </table:table-cell>
        </table:table-row>
        <table:table-row>
          <table:table-cell table:style-name="Table2.A2" office:value-type="string">
            <text:p text:style-name="P8">windows-amd64 </text:p>
          </table:table-cell>
          <table:table-cell table:style-name="Table2.A2" office:value-type="string">
            <text:p text:style-name="P18">No</text:p>
          </table:table-cell>
          <table:table-cell table:style-name="Table2.A2" office:value-type="string">
            <text:p text:style-name="P18">No</text:p>
          </table:table-cell>
          <table:table-cell table:style-name="Table2.D2" office:value-type="string">
            <text:p text:style-name="P18">N/A</text:p>
          </table:table-cell>
        </table:table-row>
      </table:table>
      <text:p text:style-name="P19">NOTE:</text:p>
      <text:list text:style-name="L2">
        <text:list-item>
          <text:p text:style-name="P33">“<text:span text:style-name="T10">N/A</text:span>” – means “Not Available”.</text:p>
        </text:list-item>
      </text:list>
      <text:h text:style-name="P30" text:outline-level="5">Content Assembling Function</text:h>
      <text:p text:style-name="P10">The content assembling function is shown in Table <text:sequence-ref text:reference-format="category-and-value" text:ref-name="refText1">1.1.1.1.2.1</text:sequence-ref>.</text:p>
      <text:p text:style-name="Table"><text:span text:style-name="T16">Table</text:span> <text:sequence text:ref-name="refText1" text:name="Text" text:formula="ooow:Text+1" style:num-format="1">1.1.1.1.2.1</text:sequence>: <text:span text:style-name="T16">the content assembly function symbol for </text:span><text:span text:style-name="T23">IPK</text:span><text:span text:style-name="T16"> packager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# POSIX Shell</text:p>
            <text:p text:style-name="P14"><text:span text:style-name="T10">PACKAGE</text:span><text:span text:style-name="T11">_A</text:span><text:span text:style-name="T10">ssemble_</text:span><text:span text:style-name="T15">IPK</text:span><text:span text:style-name="T10">_</text:span><text:span text:style-name="T11">C</text:span><text:span text:style-name="T10">ontent</text:span>() {</text:p>
            <text:p text:style-name="P14"><text:tab/>_target="$1"</text:p>
            <text:p text:style-name="P14"><text:tab/>_directory="$2"</text:p>
            <text:p text:style-name="P14"><text:tab/>_target_name="$3"</text:p>
            <text:p text:style-name="P14"><text:tab/>_target_os="$4"</text:p>
            <text:p text:style-name="P14"><text:tab/>_target_arch="$5"</text:p>
            <text:p text:style-name="P14"/>
            <text:p text:style-name="P17"><text:tab/>…</text:p>
            <text:p text:style-name="P14">}</text:p>
          </table:table-cell>
        </table:table-row>
        <table:table-row>
          <table:table-cell table:style-name="Table1.A2" office:value-type="string">
            <text:p text:style-name="P16"># PowerShell</text:p>
            <text:p text:style-name="P14"><text:span text:style-name="T10">PACKAGE-Assemble-</text:span><text:span text:style-name="T15">IPK</text:span><text:span text:style-name="T10">-Content</text:span> {</text:p>
            <text:p text:style-name="P14"><text:tab/>param(</text:p>
            <text:p text:style-name="P14"><text:tab/><text:tab/>[string]$_target,</text:p>
            <text:p text:style-name="P14"><text:tab/><text:tab/>[string]$_directory,</text:p>
            <text:p text:style-name="P14"><text:tab/><text:tab/>[string]$_target_name,</text:p>
            <text:p text:style-name="P14"><text:tab/><text:tab/>[string]$_target_os,</text:p>
            <text:p text:style-name="P14"><text:tab/><text:tab/>[string]$_target_arch</text:p>
            <text:p text:style-name="P14"><text:tab/><text:span text:style-name="T16">)</text:span></text:p>
            <text:p text:style-name="P14"/>
            <text:p text:style-name="P17"><text:tab/>…</text:p>
            <text:p text:style-name="P14">}</text:p>
          </table:table-cell>
        </table:table-row>
      </table:table>
      <text:p text:style-name="P24"/>
      <text:p text:style-name="P22">The <text:span text:style-name="T2">$_directory</text:span> variable should point to the workspace directory containing 2 important directories:</text:p>
      <text:list text:style-name="L3">
        <text:list-item>
          <text:p text:style-name="P35"><text:span text:style-name="T13">control/</text:span><text:span text:style-name="T19"> – housing the control components of the </text:span><text:span text:style-name="T3">.deb</text:span><text:span text:style-name="T19"> package; AND</text:span></text:p>
        </text:list-item>
        <text:list-item>
          <text:p text:style-name="P35"><text:span text:style-name="T13">data/</text:span><text:span text:style-name="T20"> </text:span><text:span text:style-name="T19">– housing the data components of the </text:span><text:span text:style-name="T3">.deb</text:span><text:span text:style-name="T19"> package</text:span><text:span text:style-name="T20">.</text:span></text:p>
        </text:list-item>
      </text:list>
      <text:p text:style-name="P20"/>
      <text:p text:style-name="P20"><text:span text:style-name="T20">The objective</text:span><text:span text:style-name="T19">s are:</text:span></text:p>
      <text:list text:style-name="L4">
        <text:list-item>
          <text:p text:style-name="P36"><text:span text:style-name="T20">to assemble the “to be installed” file structure in the </text:span><text:span text:style-name="T13">data/</text:span><text:span text:style-name="T20"> directory </text:span><text:span text:style-name="T19">complying to Filesystem Hierarchy Standard</text:span><text:span text:style-name="T20">; </text:span><text:span text:style-name="T19">AND</text:span></text:p>
        </text:list-item>
        <text:list-item>
          <text:p text:style-name="P36"><text:span text:style-name="T19">to </text:span><text:span text:style-name="T20">assemble any maintainer scripts (if needed) in the </text:span><text:span text:style-name="T13">control/</text:span><text:span text:style-name="T20"> directory.</text:span></text:p>
        </text:list-item>
      </text:list>
      <text:p text:style-name="P23">For example:</text:p>
      <text:list text:style-name="L5">
        <text:list-item>
          <text:p text:style-name="P37"><text:span text:style-name="T20">the </text:span><text:span text:style-name="T19">provided</text:span><text:span text:style-name="T20"> </text:span><text:span text:style-name="T4">$_target</text:span><text:span text:style-name="T20"> variable that is pointing to the currently detected binary </text:span><text:span text:style-name="T19">executable. It</text:span><text:span text:style-name="T20"> is usually being copied to </text:span><text:span text:style-name="T12">${directory}/</text:span><text:span text:style-name="T13">data/usr/local/bin/</text:span><text:span text:style-name="T20"> directory.</text:span></text:p>
          <text:list>
            <text:list-item>
              <text:p text:style-name="P38">This means that the package shall the target program into <text:span text:style-name="T2">/usr/local/bin/</text:span> when the package is installed by the customer.</text:p>
            </text:list-item>
          </text:list>
        </text:list-item>
      </text:list>
      <text:p text:style-name="P21"><text:span text:style-name="T20">AutomataCI provides sufficient utilities to create all the required files. It’s entirely your duty to assemble all the files in their respective location and only create the </text:span><text:span text:style-name="T13">control/control</text:span><text:span text:style-name="T20"> file as the last step due to its requirement of calculating </text:span><text:span text:style-name="T13">data/</text:span><text:span text:style-name="T20"> directory disk space consumption.</text:span></text:p>
      <text:p text:style-name="P21"/>
      <text:p text:style-name="P25">The following return numbers to tell AutomataCI to perform the necessary actions:</text:p>
      <text:list text:style-name="L6">
        <text:list-item>
          <text:p text:style-name="P39"><text:span text:style-name="T14">1</text:span><text:span text:style-name="T10">0</text:span> – Tell AutomataCI to skip the packaging process.</text:p>
        </text:list-item>
        <text:list-item>
          <text:p text:style-name="P39"><text:span text:style-name="T10">0</text:span> – All good and proceed.</text:p>
        </text:list-item>
        <text:list-item>
          <text:p text:style-name="P39"><text:span text:style-name="T14">non-0</text:span> – Error is found.</text:p>
        </text:list-item>
      </text:list>
      <text:h text:style-name="P30" text:outline-level="5">Required Files</text:h>
      <text:p text:style-name="P10">This packager <text:span text:style-name="T17">has the following required files:</text:span></text:p>
      <text:list text:style-name="L7">
        <text:list-item>
          <text:p text:style-name="P40">control/control</text:p>
        </text:list-item>
      </text:list>
      <text:p text:style-name="P20">These files follow strict format and content as specified in the Debian manual (especially <text:span text:style-name="T2">control/control</text:span> file).</text:p>
      <text:p text:style-name="P20"/>
      <text:h text:style-name="P31" text:outline-level="5">Maintainers’ Scripts</text:h>
      <text:p text:style-name="P19">As frown by the Debian specification when used for installing files and directories, maintainers’ scripts are only used when required. Manual efforts can cause unwanted and unclean executions at the end-user sides.</text:p>
      <text:p text:style-name="P20"><text:span text:style-name="T19">These optional scripts are usually used for </text:span>emergency <text:span text:style-name="T19">and adaptive</text:span> patching, services (e.g. systemd, cron, nginx, etc) <text:span text:style-name="T19">signaling</text:span> and control <text:span text:style-name="T19">before or after</text:span> <text:span text:style-name="T19">an install or uninstall process</text:span>.<text:span text:style-name="T19"> </text:span></text:p>
      <text:p text:style-name="P19">Supported Maintainers’ scripts are:</text:p>
      <text:list text:style-name="L8">
        <text:list-item>
          <text:p text:style-name="P41"><text:span text:style-name="T12">control/preinst</text:span><text:span text:style-name="T19"> <text:s/>– commands before install</text:span></text:p>
        </text:list-item>
        <text:list-item>
          <text:p text:style-name="P41"><text:span text:style-name="T12">control/postinst</text:span><text:span text:style-name="T19"> <text:s/>– commands after uninstall</text:span></text:p>
        </text:list-item>
        <text:list-item>
          <text:p text:style-name="P41"><text:span text:style-name="T12">control/prerm</text:span><text:span text:style-name="T19"> – commands before uninstall</text:span></text:p>
        </text:list-item>
        <text:list-item>
          <text:p text:style-name="P41"><text:span text:style-name="T12">control/postrm</text:span><text:span text:style-name="T19"> – commands after uninstall</text:span></text:p>
        </text:list-item>
      </text:list>
      <text:p text:style-name="P20"><text:span text:style-name="T19">When in doubt, use </text:span><text:span text:style-name="T3">post[ACTION]</text:span><text:span text:style-name="T19"> instead.</text:span></text:p>
      <text:p text:style-name="P20"/>
      <text:h text:style-name="P29" text:outline-level="5">AutomataCI’s Long Description Generative Function</text:h>
      <text:p text:style-name="P20"><text:span text:style-name="T19">Due to the long description length ambiguity, AutomataCI relies on external data file </text:span>for generating the <text:span text:style-name="T23">IPK’s</text:span> control file’s <text:span text:style-name="T2">Description:</text:span> long data field. <text:span text:style-name="T19">The file is located at:</text:span> </text:p>
      <text:p text:style-name="Frame_20_contents">${PROJECT_PATH_RESOURCES}/docs/ABSTRACTS.txt</text:p>
      <text:p text:style-name="P19">Please keep in mind that this data file is also shared by other packagers or release processes for maintaining consistencies.</text:p>
      <text:p text:style-name="P19">The file <text:span text:style-name="T10">MUST</text:span> comply to:</text:p>
      <text:list text:style-name="L9">
        <text:list-item>
          <text:p text:style-name="P34">Max column length of 69 characters per line; AND</text:p>
        </text:list-item>
        <text:list-item>
          <text:p text:style-name="P34">Strictly text-only; AND</text:p>
        </text:list-item>
        <text:list-item>
          <text:p text:style-name="P34">UTF-8 but do only use ASCII characters for maximum backward compatibility (means English only).</text:p>
        </text:list-item>
      </text:list>
      <text:p text:style-name="P19"/>
      <text:h text:style-name="Heading_20_5" text:outline-level="5">Testing Package</text:h>
      <text:p text:style-name="P26">Since IPK package is a multi-layer <text:span text:style-name="T2">tar</text:span> archived file, to test it, simply un-archive it and verify the file syste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6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6</text:page-number><text:s/><text:span text:style-name="MT1">of </text:span><text:page-count>6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5</text:page-number><text:s/><text:span text:style-name="MT1">of </text:span>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1DT1H32S</meta:editing-duration>
    <meta:editing-cycles>57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17:39:39.963180569</dc:date>
    <dc:creator>Kean Ho Chew</dc:creator>
    <meta:document-statistic meta:table-count="2" meta:image-count="0" meta:object-count="0" meta:page-count="6" meta:paragraph-count="104" meta:word-count="725" meta:character-count="5286" meta:non-whitespace-character-count="4664"/>
    <meta:template xlink:type="simple" xlink:actuate="onRequest" xlink:title="Official Book" xlink:href="../../templates/Book.ott" meta:date="2023-11-17T20:33:17.245827505"/>
  </office:meta>
</office:document-meta>
</file>